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If-250" table:style-name="ta1">
        <table:shapes>
          <draw:frame draw:z-index="0" draw:style-name="gr1" draw:text-style-name="P1" svg:width="9.1858in" svg:height="5.4276in" svg:x="0.4657in" svg:y="0.0417in">
            <draw:object draw:notify-on-update-of-ranges="'rawIf-250'.A1:'rawIf-250'.A1 'rawIf-250'.A2:'rawIf-250'.A103 'rawIf-250'.B1:'rawIf-250'.B1 'rawIf-250'.B2:'rawIf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259790" calcext:value-type="float">
            <text:p>164842725979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260042" calcext:value-type="float">
            <text:p>164842726004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055" calcext:value-type="float">
            <text:p>1648427260055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292" calcext:value-type="float">
            <text:p>164842726029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302" calcext:value-type="float">
            <text:p>164842726030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548" calcext:value-type="float">
            <text:p>164842726054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550" calcext:value-type="float">
            <text:p>1648427260550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793" calcext:value-type="float">
            <text:p>164842726079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0796" calcext:value-type="float">
            <text:p>164842726079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044" calcext:value-type="float">
            <text:p>164842726104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046" calcext:value-type="float">
            <text:p>164842726104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294" calcext:value-type="float">
            <text:p>164842726129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297" calcext:value-type="float">
            <text:p>164842726129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544" calcext:value-type="float">
            <text:p>164842726154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547" calcext:value-type="float">
            <text:p>164842726154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795" calcext:value-type="float">
            <text:p>1648427261795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1797" calcext:value-type="float">
            <text:p>164842726179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045" calcext:value-type="float">
            <text:p>1648427262045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048" calcext:value-type="float">
            <text:p>164842726204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295" calcext:value-type="float">
            <text:p>1648427262295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298" calcext:value-type="float">
            <text:p>164842726229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547" calcext:value-type="float">
            <text:p>164842726254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549" calcext:value-type="float">
            <text:p>16484272625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797" calcext:value-type="float">
            <text:p>164842726279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2800" calcext:value-type="float">
            <text:p>164842726280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048" calcext:value-type="float">
            <text:p>164842726304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051" calcext:value-type="float">
            <text:p>16484272630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298" calcext:value-type="float">
            <text:p>164842726329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301" calcext:value-type="float">
            <text:p>164842726330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548" calcext:value-type="float">
            <text:p>164842726354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551" calcext:value-type="float">
            <text:p>16484272635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799" calcext:value-type="float">
            <text:p>164842726379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3802" calcext:value-type="float">
            <text:p>164842726380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049" calcext:value-type="float">
            <text:p>16484272640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052" calcext:value-type="float">
            <text:p>164842726405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300" calcext:value-type="float">
            <text:p>164842726430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302" calcext:value-type="float">
            <text:p>164842726430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550" calcext:value-type="float">
            <text:p>164842726455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553" calcext:value-type="float">
            <text:p>164842726455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800" calcext:value-type="float">
            <text:p>164842726480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4803" calcext:value-type="float">
            <text:p>164842726480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050" calcext:value-type="float">
            <text:p>164842726505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053" calcext:value-type="float">
            <text:p>164842726505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302" calcext:value-type="float">
            <text:p>164842726530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304" calcext:value-type="float">
            <text:p>164842726530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552" calcext:value-type="float">
            <text:p>164842726555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555" calcext:value-type="float">
            <text:p>164842726555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803" calcext:value-type="float">
            <text:p>164842726580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5805" calcext:value-type="float">
            <text:p>164842726580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053" calcext:value-type="float">
            <text:p>164842726605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055" calcext:value-type="float">
            <text:p>164842726605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303" calcext:value-type="float">
            <text:p>164842726630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306" calcext:value-type="float">
            <text:p>164842726630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553" calcext:value-type="float">
            <text:p>164842726655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556" calcext:value-type="float">
            <text:p>164842726655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804" calcext:value-type="float">
            <text:p>164842726680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6807" calcext:value-type="float">
            <text:p>164842726680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056" calcext:value-type="float">
            <text:p>164842726705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058" calcext:value-type="float">
            <text:p>1648427267058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306" calcext:value-type="float">
            <text:p>164842726730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309" calcext:value-type="float">
            <text:p>164842726730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556" calcext:value-type="float">
            <text:p>164842726755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560" calcext:value-type="float">
            <text:p>164842726756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806" calcext:value-type="float">
            <text:p>164842726780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267809" calcext:value-type="float">
            <text:p>164842726780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056" calcext:value-type="float">
            <text:p>164842726805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059" calcext:value-type="float">
            <text:p>164842726805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307" calcext:value-type="float">
            <text:p>164842726830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309" calcext:value-type="float">
            <text:p>164842726830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557" calcext:value-type="float">
            <text:p>164842726855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559" calcext:value-type="float">
            <text:p>16484272685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807" calcext:value-type="float">
            <text:p>164842726880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8810" calcext:value-type="float">
            <text:p>164842726881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057" calcext:value-type="float">
            <text:p>164842726905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060" calcext:value-type="float">
            <text:p>164842726906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308" calcext:value-type="float">
            <text:p>16484272693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310" calcext:value-type="float">
            <text:p>164842726931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558" calcext:value-type="float">
            <text:p>164842726955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561" calcext:value-type="float">
            <text:p>164842726956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808" calcext:value-type="float">
            <text:p>16484272698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69811" calcext:value-type="float">
            <text:p>16484272698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059" calcext:value-type="float">
            <text:p>164842727005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062" calcext:value-type="float">
            <text:p>164842727006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310" calcext:value-type="float">
            <text:p>164842727031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313" calcext:value-type="float">
            <text:p>164842727031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560" calcext:value-type="float">
            <text:p>164842727056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563" calcext:value-type="float">
            <text:p>164842727056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811" calcext:value-type="float">
            <text:p>16484272708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0814" calcext:value-type="float">
            <text:p>164842727081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061" calcext:value-type="float">
            <text:p>164842727106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064" calcext:value-type="float">
            <text:p>164842727106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311" calcext:value-type="float">
            <text:p>16484272713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314" calcext:value-type="float">
            <text:p>164842727131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561" calcext:value-type="float">
            <text:p>164842727156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565" calcext:value-type="float">
            <text:p>164842727156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812" calcext:value-type="float">
            <text:p>164842727181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1816" calcext:value-type="float">
            <text:p>164842727181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2063" calcext:value-type="float">
            <text:p>164842727206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2066" calcext:value-type="float">
            <text:p>164842727206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2313" calcext:value-type="float">
            <text:p>164842727231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2317" calcext:value-type="float">
            <text:p>16484272723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7272318" calcext:value-type="float">
            <text:p>1648427272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29:19.532448802</dc:date>
    <meta:editing-duration>PT36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33cm" svg:height="13.787cm" xlink:href=".." xlink:type="simple" chart:class="chart:line" chart:style-name="ch1">
        <chart:legend chart:legend-position="end" svg:x="21.222cm" svg:y="6.345cm" style:legend-expansion="high" chart:style-name="ch2"/>
        <chart:plot-area chart:style-name="ch3" table:cell-range-address="'rawIf-250'.A1:'rawIf-250'.B103" chart:data-source-has-labels="row" svg:x="0.466cm" svg:y="0.275cm" svg:width="20.29cm" svg:height="13.237cm">
          <chartooo:coordinate-region svg:x="0.902cm" svg:y="0.396cm" svg:width="19.854cm" svg:height="12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If-250'.A2:'rawIf-250'.A103" chart:label-cell-address="'rawIf-250'.A1:'rawIf-250'.A1" chart:class="chart:line">
            <chart:data-point chart:repeated="102"/>
          </chart:series>
          <chart:series chart:style-name="ch7" chart:values-cell-range-address="'rawIf-250'.B2:'rawIf-250'.B103" chart:label-cell-address="'rawIf-250'.B1:'rawIf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rawIf-250'.A1:'rawIf-250'.A1</svg:desc>
                </draw:g>
              </table:table-cell>
              <table:table-cell office:value-type="string">
                <text:p> total</text:p>
                <draw:g>
                  <svg:desc>'rawIf-250'.B1:'rawIf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rawIf-250'.A2:'rawIf-250'.A103</svg:desc>
                </draw:g>
              </table:table-cell>
              <table:table-cell office:value-type="float" office:value="5.43">
                <text:p>5.43</text:p>
                <draw:g>
                  <svg:desc>'rawIf-250'.B2:'rawIf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">
                <text:p>2.7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">
                <text:p>2.7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2">
                <text:p>2.8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